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01cm" fo:min-width="2.449cm"/>
    </style:style>
    <style:style style:name="gr2" style:family="graphic" style:parent-style-name="standard">
      <style:graphic-properties draw:stroke="none" svg:stroke-color="#000000" draw:fill="none" draw:fill-color="#ffffff" fo:min-height="0.636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41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37cm"/>
    </style:style>
    <style:style style:name="gr9" style:family="graphic" style:parent-style-name="standard">
      <style:graphic-properties draw:marker-start-width="0.3cm" draw:marker-end="Arrow" draw:textarea-vertical-align="middle"/>
    </style:style>
    <style:style style:name="gr10" style:family="graphic" style:parent-style-name="standard">
      <style:graphic-properties svg:stroke-color="#003333" draw:fill="none" draw:textarea-horizontal-align="justify" draw:textarea-vertical-align="middle" draw:auto-grow-height="false" fo:min-height="18.75cm" fo:min-width="25.76cm"/>
    </style:style>
    <style:style style:name="gr11" style:family="graphic" style:parent-style-name="standard">
      <style:graphic-properties draw:stroke="none" svg:stroke-color="#000000" draw:fill="none" draw:fill-color="#ffffff" fo:min-height="0.742cm"/>
    </style:style>
    <style:style style:name="gr12" style:family="graphic" style:parent-style-name="standard">
      <style:graphic-properties draw:marker-start-width="0.3cm" draw:marker-end="Rounded_20_large_20_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15cm" fo:min-width="3.2cm"/>
    </style:style>
    <style:style style:name="gr15" style:family="graphic" style:parent-style-name="standard">
      <style:graphic-properties draw:stroke="none" svg:stroke-color="#000000" draw:fill="none" draw:fill-color="#ffffff" fo:min-height="0.15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27cm" fo:min-width="1.8cm"/>
    </style:style>
    <style:style style:name="gr17" style:family="graphic" style:parent-style-name="standard">
      <style:graphic-properties draw:stroke="none" svg:stroke-color="#000000" draw:fill="none" draw:fill-color="#ffffff" fo:min-height="0.713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="Square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0.357cm"/>
    </style:style>
    <style:style style:name="gr23" style:family="graphic" style:parent-style-name="standard">
      <style:graphic-properties draw:stroke="none" svg:stroke-color="#000000" draw:fill="none" draw:fill-color="#ffffff" fo:min-height="0.9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text-properties fo:font-size="9pt"/>
    </style:style>
    <style:style style:name="P9" style:family="paragraph">
      <loext:graphic-properties draw:fill="none" draw:fill-color="#ffffff"/>
      <style:text-properties fo:font-size="9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2.949cm" svg:height="2.051cm" svg:x="2.051cm" svg:y="9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428cm" svg:height="0.886cm" svg:x="2.463cm" svg:y="9.617cm">
            <draw:text-box>
              <text:p><text:span text:style-name="T1">STM32</text:span></text:p>
            </draw:text-box>
          </draw:frame>
        </draw:g>
        <draw:line draw:style-name="gr3" draw:text-style-name="P1" xml:id="id1" draw:id="id1" draw:layer="layout" svg:x1="6.638cm" svg:y1="3.442cm" svg:x2="17.312cm" svg:y2="3.455cm">
          <text:p/>
        </draw:line>
        <draw:line draw:style-name="gr4" draw:text-style-name="P1" xml:id="id7" draw:id="id7" draw:layer="layout" svg:x1="6.641cm" svg:y1="5.361cm" svg:x2="6.641cm" svg:y2="14.658cm">
          <text:p/>
        </draw:line>
        <draw:g xml:id="id2" draw:id="id2">
          <draw:custom-shape draw:style-name="gr5" draw:text-style-name="P1" draw:layer="layout" svg:width="2.3cm" svg:height="1.491cm" svg:x="5.468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6cm" svg:height="1.047cm" svg:x="5.351cm" svg:y="1.416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g xml:id="id3" draw:id="id3">
          <draw:custom-shape draw:style-name="gr5" draw:text-style-name="P1" draw:layer="layout" svg:width="2.3cm" svg:height="1.491cm" svg:x="16.139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6cm" svg:height="1.047cm" svg:x="16.022cm" svg:y="1.416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connector draw:style-name="gr7" draw:text-style-name="P4" xml:id="id6" draw:id="id6" draw:layer="layout" draw:line-skew="1.788cm -0.527cm" svg:x1="6.638cm" svg:y1="3.448cm" svg:x2="6.639cm" svg:y2="2.691cm" draw:start-shape="id1" draw:start-glue-point="3" draw:end-shape="id2" draw:end-glue-point="2" svg:d="M6638 3448h1v-2-755" svg:viewBox="0 0 2 758">
          <text:p/>
        </draw:connector>
        <draw:connector draw:style-name="gr7" draw:text-style-name="P4" xml:id="id4" draw:id="id4" draw:layer="layout" draw:line-skew="-1.79cm -0.525cm" svg:x1="17.312cm" svg:y1="3.448cm" svg:x2="17.31cm" svg:y2="2.691cm" draw:start-shape="id1" draw:start-glue-point="1" draw:end-shape="id3" draw:end-glue-point="2" svg:d="M17312 3448h-4 2v-757" svg:viewBox="0 0 5 758">
          <text:p/>
        </draw:connector>
        <draw:connector draw:style-name="gr7" draw:text-style-name="P4" draw:layer="layout" svg:x1="17.308cm" svg:y1="3.448cm" svg:x2="2.567cm" svg:y2="9.967cm" draw:start-shape="id4" draw:start-glue-point="0" draw:end-shape="id5" draw:end-glue-point="3" svg:d="M17308 3448h-15259v6519h518" svg:viewBox="0 0 15260 6520">
          <text:p/>
        </draw:connector>
        <draw:connector draw:style-name="gr7" draw:text-style-name="P4" draw:layer="layout" draw:line-skew="-0.52cm" svg:x1="6.639cm" svg:y1="3.446cm" svg:x2="6.641cm" svg:y2="5.361cm" draw:start-shape="id6" draw:start-glue-point="0" draw:end-shape="id7" draw:end-glue-point="0" svg:d="M6639 3446v1915h2" svg:viewBox="0 0 3 1916">
          <text:p/>
        </draw:connector>
        <draw:connector draw:style-name="gr7" draw:text-style-name="P4" draw:layer="layout" svg:x1="5cm" svg:y1="10.017cm" svg:x2="6.641cm" svg:y2="10.009cm" draw:end-shape="id7" svg:d="M5000 10017h562v-8h1079" svg:viewBox="0 0 1642 9">
          <text:p/>
        </draw:connector>
        <draw:line draw:style-name="gr3" draw:text-style-name="P1" xml:id="id8" draw:id="id8" draw:layer="layout" svg:x1="6.625cm" svg:y1="17.235cm" svg:x2="17.559cm" svg:y2="17.248cm">
          <text:p/>
        </draw:line>
        <draw:connector draw:style-name="gr7" draw:text-style-name="P4" draw:layer="layout" draw:line-skew="0.508cm" svg:x1="6.625cm" svg:y1="17.241cm" svg:x2="6.641cm" svg:y2="14.658cm" draw:start-shape="id8" draw:start-glue-point="3" draw:end-shape="id7" draw:end-glue-point="2" svg:d="M6625 17241h-10v-2583h26" svg:viewBox="0 0 27 2584">
          <text:p/>
        </draw:connector>
        <draw:connector draw:style-name="gr7" draw:text-style-name="P4" xml:id="id11" draw:id="id11" draw:layer="layout" svg:x1="17.555cm" svg:y1="17.241cm" svg:x2="24.479cm" svg:y2="16.198cm" draw:end-shape="id9" draw:end-glue-point="3" svg:d="M17555 17241h3203v-1043h3721" svg:viewBox="0 0 6925 1044">
          <text:p/>
        </draw:connector>
        <draw:connector draw:style-name="gr7" draw:text-style-name="P4" draw:layer="layout" draw:line-skew="1.804cm 0.524cm" svg:x1="6.625cm" svg:y1="17.241cm" svg:x2="6.609cm" svg:y2="18.087cm" draw:start-shape="id8" draw:start-glue-point="3" draw:end-shape="id10" draw:end-glue-point="0" svg:d="M6625 17241h-16v846" svg:viewBox="0 0 17 847">
          <text:p/>
        </draw:connector>
        <draw:g xml:id="id10" draw:id="id10">
          <draw:custom-shape draw:style-name="gr5" draw:text-style-name="P1" draw:layer="layout" svg:width="2.3cm" svg:height="1.491cm" svg:x="5.438cm" svg:y="18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6cm" svg:height="1.047cm" svg:x="5.321cm" svg:y="18.303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g xml:id="id13" draw:id="id13">
          <draw:custom-shape draw:style-name="gr5" draw:text-style-name="P1" draw:layer="layout" svg:width="2.3cm" svg:height="1.491cm" svg:x="16.386cm" svg:y="18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6cm" svg:height="1.047cm" svg:x="16.269cm" svg:y="18.313cm">
            <draw:text-box>
              <text:p><text:span text:style-name="T2">1-wire</text:span></text:p>
              <text:p><text:span text:style-name="T2">термодатчик</text:span></text:p>
            </draw:text-box>
          </draw:frame>
        </draw:g>
        <draw:connector draw:style-name="gr7" draw:text-style-name="P4" draw:layer="layout" draw:line-skew="-0.534cm 0.515cm" svg:x1="17.555cm" svg:y1="17.241cm" svg:x2="17.555cm" svg:y2="17.241cm" draw:start-shape="id11" draw:start-glue-point="2" draw:end-shape="id12" draw:end-glue-point="2" svg:d="M17555 17241v840h-3v-840z" svg:viewBox="0 0 4 841">
          <text:p/>
        </draw:connector>
        <draw:connector draw:style-name="gr7" draw:text-style-name="P4" xml:id="id12" draw:id="id12" draw:layer="layout" svg:x1="17.555cm" svg:y1="17.241cm" svg:x2="17.557cm" svg:y2="18.097cm" draw:end-shape="id13" draw:end-glue-point="0" svg:d="M17555 17241v177h2v679" svg:viewBox="0 0 3 857">
          <text:p/>
        </draw:connector>
        <draw:frame draw:style-name="gr8" draw:text-style-name="P5" draw:layer="layout" svg:width="3.237cm" svg:height="0.729cm" svg:x="7.896cm" svg:y="11.093cm">
          <draw:text-box>
            <text:p><text:span text:style-name="T3">Провод 1-wire</text:span></text:p>
          </draw:text-box>
        </draw:frame>
        <draw:line draw:style-name="gr9" draw:text-style-name="P4" draw:layer="layout" svg:x1="8.043cm" svg:y1="11.47cm" svg:x2="6.694cm" svg:y2="12.091cm">
          <text:p/>
        </draw:line>
        <draw:custom-shape draw:style-name="gr10" draw:text-style-name="P1" draw:layer="layout" svg:width="26.26cm" svg:height="19cm" svg:x="2.216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795cm" svg:height="0.992cm" svg:x="2.502cm" svg:y="15.313cm">
          <draw:text-box>
            <text:p><text:span text:style-name="T4">Рефрежиратор</text:span></text:p>
          </draw:text-box>
        </draw:frame>
        <draw:line draw:style-name="gr12" draw:text-style-name="P4" draw:layer="layout" svg:x1="4.459cm" svg:y1="16.054cm" svg:x2="2.276cm" svg:y2="17.245cm">
          <text:p/>
        </draw:line>
        <draw:g xml:id="id9" draw:id="id9">
          <draw:frame draw:style-name="gr13" draw:text-style-name="P7" draw:layer="layout" svg:width="2.615cm" svg:height="1.345cm" svg:x="25.196cm" svg:y="15.517cm">
            <draw:text-box>
              <text:p text:style-name="P6"><text:span text:style-name="T5">1-wire</text:span></text:p>
              <text:p text:style-name="P6"><text:span text:style-name="T5">GPIO-расширитель</text:span></text:p>
            </draw:text-box>
          </draw:frame>
          <draw:polygon draw:style-name="gr14" draw:text-style-name="P1" xml:id="id14" draw:id="id14" draw:layer="layout" svg:width="2.399cm" svg:height="1.556cm" svg:x="25.037cm" svg:y="15.417cm" svg:viewBox="0 0 2400 1557" draw:points="0,1557 0,0 2400,0 2400,1557">
            <text:p/>
          </draw:polygon>
          <draw:connector draw:style-name="gr7" draw:text-style-name="P4" xml:id="id20" draw:id="id20" draw:layer="layout" svg:x1="26.269cm" svg:y1="16.974cm" svg:x2="26.268cm" svg:y2="17.511cm" svg:d="M26269 16974v269h-1v268" svg:viewBox="0 0 2 538">
            <text:p/>
          </draw:connector>
          <draw:frame draw:style-name="gr15" draw:text-style-name="P9" draw:layer="layout" svg:width="1.554cm" svg:height="0.607cm" svg:x="26.1cm" svg:y="16.922cm">
            <draw:text-box>
              <text:p text:style-name="P8">GPIO1</text:p>
            </draw:text-box>
          </draw:frame>
          <draw:frame draw:style-name="gr15" draw:text-style-name="P9" draw:layer="layout" svg:width="1.554cm" svg:height="0.607cm" svg:x="26.049cm" svg:y="14.805cm">
            <draw:text-box>
              <text:p text:style-name="P8">GPIO2</text:p>
            </draw:text-box>
          </draw:frame>
          <draw:connector draw:style-name="gr7" draw:text-style-name="P4" draw:layer="layout" draw:line-skew="2.259cm 0.199cm" svg:x1="26.237cm" svg:y1="15.417cm" svg:x2="25.121cm" svg:y2="14.089cm" draw:start-shape="id14" draw:start-glue-point="0" draw:end-shape="id15" draw:end-glue-point="3" svg:d="M26237 15417v-330h-1502v-998h386" svg:viewBox="0 0 1503 1329">
            <text:p/>
          </draw:connector>
          <draw:g>
            <draw:custom-shape draw:style-name="gr16" draw:text-style-name="P1" draw:layer="layout" svg:width="2.3cm" svg:height="1.52cm" svg:x="25.121cm" svg:y="13.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" xml:id="id15" draw:id="id15" draw:layer="layout" svg:width="2.3cm" svg:height="1.52cm" svg:x="25.121cm" svg:y="13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7" draw:layer="layout" svg:width="1.56cm" svg:height="0.963cm" svg:x="26.277cm" svg:y="13.499cm">
              <draw:text-box>
                <text:p><text:span text:style-name="T5">Датчик двери</text:span></text:p>
              </draw:text-box>
            </draw:frame>
            <draw:g>
              <draw:path draw:style-name="gr18" draw:text-style-name="P1" draw:layer="layout" svg:width="0.128cm" svg:height="0.128cm" svg:x="26.296cm" svg:y="14.344cm" svg:viewBox="0 0 129 129" svg:d="M64 0c37 0 65 28 65 64 0 37-28 65-65 65-36 0-64-28-64-65 0-36 28-64 64-64z">
                <text:p/>
              </draw:path>
              <draw:polygon draw:style-name="gr19" draw:text-style-name="P1" draw:layer="layout" svg:width="0cm" svg:height="0cm" svg:x="26.296cm" svg:y="14.344cm" svg:viewBox="0 0 0 0" draw:points="0,0">
                <text:p/>
              </draw:polygon>
              <draw:polygon draw:style-name="gr19" draw:text-style-name="P1" draw:layer="layout" svg:width="0cm" svg:height="0cm" svg:x="26.426cm" svg:y="14.474cm" svg:viewBox="0 0 0 0" draw:points="0,0">
                <text:p/>
              </draw:polygon>
              <draw:path draw:style-name="gr20" draw:text-style-name="P1" draw:layer="layout" svg:width="0.128cm" svg:height="0.128cm" svg:x="25.712cm" svg:y="14.02cm" svg:viewBox="0 0 129 129" svg:d="M64 0c37 0 65 28 65 64 0 37-28 65-65 65-36 0-64-28-64-65 0-36 28-64 64-64z">
                <text:p/>
              </draw:path>
              <draw:polygon draw:style-name="gr19" draw:text-style-name="P1" draw:layer="layout" svg:width="0cm" svg:height="0cm" svg:x="25.712cm" svg:y="14.02cm" svg:viewBox="0 0 0 0" draw:points="0,0">
                <text:p/>
              </draw:polygon>
              <draw:polygon draw:style-name="gr19" draw:text-style-name="P1" draw:layer="layout" svg:width="0cm" svg:height="0cm" svg:x="25.842cm" svg:y="14.15cm" svg:viewBox="0 0 0 0" draw:points="0,0">
                <text:p/>
              </draw:polygon>
              <draw:polygon draw:style-name="gr18" draw:text-style-name="P1" draw:layer="layout" svg:width="0.638cm" svg:height="0.239cm" svg:x="25.828cm" svg:y="13.866cm" svg:viewBox="0 0 639 240" draw:points="0,240 639,0">
                <text:p/>
              </draw:polygon>
              <draw:polygon draw:style-name="gr18" draw:text-style-name="P1" draw:layer="layout" svg:width="0.583cm" svg:height="0cm" svg:x="25.128cm" svg:y="14.084cm" svg:viewBox="0 0 584 0" draw:points="0,0 584,0">
                <text:p/>
              </draw:polygon>
              <draw:polygon draw:style-name="gr18" draw:text-style-name="P1" xml:id="id16" draw:id="id16" draw:layer="layout" svg:width="0.981cm" svg:height="0.025cm" svg:x="26.433cm" svg:y="14.404cm" svg:viewBox="0 0 982 26" draw:points="0,0 982,26">
                <text:p/>
              </draw:polygon>
              <draw:line draw:style-name="gr21" draw:text-style-name="P1" xml:id="id17" draw:id="id17" draw:layer="layout" svg:x1="27.739cm" svg:y1="14.805cm" svg:x2="28.14cm" svg:y2="14.805cm">
                <text:p/>
              </draw:line>
              <draw:connector draw:style-name="gr7" draw:text-style-name="P4" draw:layer="layout" draw:line-skew="-0.74cm" svg:x1="27.415cm" svg:y1="14.417cm" svg:x2="27.939cm" svg:y2="14.805cm" draw:start-shape="id16" draw:start-glue-point="1" draw:end-shape="id17" draw:end-glue-point="0" svg:d="M27415 14417h512v388h12" svg:viewBox="0 0 525 389">
                <text:p/>
              </draw:connector>
              <draw:g>
                <draw:path draw:style-name="gr18" draw:text-style-name="P1" draw:layer="layout" svg:width="0.128cm" svg:height="0.128cm" svg:x="26.296cm" svg:y="13.76cm" svg:viewBox="0 0 129 129" svg:d="M64 0c37 0 65 28 65 64 0 37-28 65-65 65-36 0-64-28-64-65 0-36 28-64 64-64z">
                  <text:p/>
                </draw:path>
                <draw:polygon draw:style-name="gr19" draw:text-style-name="P1" draw:layer="layout" svg:width="0cm" svg:height="0cm" svg:x="26.296cm" svg:y="13.76cm" svg:viewBox="0 0 0 0" draw:points="0,0">
                  <text:p/>
                </draw:polygon>
                <draw:polygon draw:style-name="gr19" draw:text-style-name="P1" draw:layer="layout" svg:width="0cm" svg:height="0cm" svg:x="26.426cm" svg:y="13.89cm" svg:viewBox="0 0 0 0" draw:points="0,0">
                  <text:p/>
                </draw:polygon>
                <draw:polygon draw:style-name="gr18" draw:text-style-name="P1" draw:layer="layout" svg:width="0cm" svg:height="0.96cm" svg:x="26.36cm" svg:y="12.799cm" svg:viewBox="0 0 0 961" draw:points="0,961 0,0">
                  <draw:glue-point draw:id="4" svg:x="-180cm" svg:y="-5cm"/>
                  <text:p/>
                </draw:polygon>
                <draw:frame draw:style-name="gr22" draw:text-style-name="P9" draw:layer="layout" svg:width="1.092cm" svg:height="0.607cm" svg:x="26.263cm" svg:y="12.706cm">
                  <draw:text-box>
                    <text:p text:style-name="P8">Vcc</text:p>
                  </draw:text-box>
                </draw:frame>
              </draw:g>
            </draw:g>
          </draw:g>
          <draw:custom-shape draw:style-name="gr16" draw:text-style-name="P1" draw:layer="layout" svg:width="2.3cm" svg:height="1.52cm" svg:x="25.028cm" svg:y="18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2.3cm" svg:height="1.52cm" svg:x="25.028cm" svg:y="18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7" draw:layer="layout" svg:width="1.56cm" svg:height="0.963cm" svg:x="24.908cm" svg:y="18.029cm">
            <draw:text-box>
              <text:p><text:span text:style-name="T5">Датчик двери</text:span></text:p>
            </draw:text-box>
          </draw:frame>
          <draw:g xml:id="id21" draw:id="id21">
            <draw:path draw:style-name="gr18" draw:text-style-name="P1" draw:layer="layout" svg:width="0.128cm" svg:height="0.128cm" svg:x="26.203cm" svg:y="19.186cm" svg:viewBox="0 0 129 129" svg:d="M64 0c37 0 65 28 65 64 0 37-28 65-65 65-36 0-64-28-64-65 0-36 28-64 64-64z">
              <text:p/>
            </draw:path>
            <draw:polygon draw:style-name="gr19" draw:text-style-name="P1" draw:layer="layout" svg:width="0cm" svg:height="0cm" svg:x="26.203cm" svg:y="19.186cm" svg:viewBox="0 0 0 0" draw:points="0,0">
              <text:p/>
            </draw:polygon>
            <draw:polygon draw:style-name="gr19" draw:text-style-name="P1" draw:layer="layout" svg:width="0cm" svg:height="0cm" svg:x="26.333cm" svg:y="19.316cm" svg:viewBox="0 0 0 0" draw:points="0,0">
              <text:p/>
            </draw:polygon>
            <draw:path draw:style-name="gr20" draw:text-style-name="P1" draw:layer="layout" svg:width="0.128cm" svg:height="0.128cm" svg:x="25.619cm" svg:y="18.862cm" svg:viewBox="0 0 129 129" svg:d="M64 0c37 0 65 28 65 64 0 37-28 65-65 65-36 0-64-28-64-65 0-36 28-64 64-64z">
              <text:p/>
            </draw:path>
            <draw:polygon draw:style-name="gr19" draw:text-style-name="P1" draw:layer="layout" svg:width="0cm" svg:height="0cm" svg:x="25.619cm" svg:y="18.862cm" svg:viewBox="0 0 0 0" draw:points="0,0">
              <text:p/>
            </draw:polygon>
            <draw:polygon draw:style-name="gr19" draw:text-style-name="P1" draw:layer="layout" svg:width="0cm" svg:height="0cm" svg:x="25.749cm" svg:y="18.992cm" svg:viewBox="0 0 0 0" draw:points="0,0">
              <text:p/>
            </draw:polygon>
            <draw:polygon draw:style-name="gr18" draw:text-style-name="P1" draw:layer="layout" svg:width="0.594cm" svg:height="0.212cm" svg:x="25.735cm" svg:y="18.735cm" svg:viewBox="0 0 595 213" draw:points="0,213 595,0">
              <text:p/>
            </draw:polygon>
            <draw:polygon draw:style-name="gr18" draw:text-style-name="P1" draw:layer="layout" svg:width="0.583cm" svg:height="0cm" svg:x="25.035cm" svg:y="18.926cm" svg:viewBox="0 0 584 0" draw:points="0,0 584,0">
              <text:p/>
            </draw:polygon>
            <draw:polygon draw:style-name="gr18" draw:text-style-name="P1" xml:id="id18" draw:id="id18" draw:layer="layout" svg:width="0.981cm" svg:height="0.025cm" svg:x="26.34cm" svg:y="19.246cm" svg:viewBox="0 0 982 26" draw:points="0,0 982,26">
              <text:p/>
            </draw:polygon>
            <draw:line draw:style-name="gr21" draw:text-style-name="P1" xml:id="id19" draw:id="id19" draw:layer="layout" svg:x1="27.646cm" svg:y1="19.647cm" svg:x2="28.047cm" svg:y2="19.647cm">
              <text:p/>
            </draw:line>
            <draw:connector draw:style-name="gr7" draw:text-style-name="P4" draw:layer="layout" draw:line-skew="-0.74cm" svg:x1="27.322cm" svg:y1="19.259cm" svg:x2="27.846cm" svg:y2="19.647cm" draw:start-shape="id18" draw:start-glue-point="1" draw:end-shape="id19" draw:end-glue-point="0" svg:d="M27322 19259h512v388h12" svg:viewBox="0 0 525 389">
              <text:p/>
            </draw:connector>
            <draw:g>
              <draw:g>
                <draw:g>
                  <draw:path draw:style-name="gr18" draw:text-style-name="P1" draw:layer="layout" svg:width="0.128cm" svg:height="0.128cm" svg:x="26.203cm" svg:y="18.602cm" svg:viewBox="0 0 129 129" svg:d="M64 0c37 0 65 28 65 64 0 37-28 65-65 65-36 0-64-28-64-65 0-36 28-64 64-64z">
                    <text:p/>
                  </draw:path>
                  <draw:polygon draw:style-name="gr19" draw:text-style-name="P1" draw:layer="layout" svg:width="0cm" svg:height="0cm" svg:x="26.203cm" svg:y="18.602cm" svg:viewBox="0 0 0 0" draw:points="0,0">
                    <text:p/>
                  </draw:polygon>
                  <draw:polygon draw:style-name="gr19" draw:text-style-name="P1" draw:layer="layout" svg:width="0cm" svg:height="0cm" svg:x="26.333cm" svg:y="18.732cm" svg:viewBox="0 0 0 0" draw:points="0,0">
                    <text:p/>
                  </draw:polygon>
                  <draw:polygon draw:style-name="gr18" draw:text-style-name="P1" draw:layer="layout" svg:width="1.51cm" svg:height="0cm" svg:x="26.321cm" svg:y="18.662cm" svg:viewBox="0 0 1511 0" draw:points="0,0 1511,0">
                    <draw:glue-point draw:id="4" svg:x="-180cm" svg:y="-5cm"/>
                    <text:p/>
                  </draw:polygon>
                  <draw:frame draw:style-name="gr22" draw:text-style-name="P9" draw:layer="layout" svg:width="1.092cm" svg:height="0.607cm" svg:x="27.189cm" svg:y="18.164cm">
                    <draw:text-box>
                      <text:p text:style-name="P8">Vcc</text:p>
                    </draw:text-box>
                  </draw:frame>
                </draw:g>
              </draw:g>
            </draw:g>
          </draw:g>
          <draw:connector draw:style-name="gr7" draw:text-style-name="P4" draw:layer="layout" svg:x1="26.268cm" svg:y1="17.511cm" svg:x2="25.035cm" svg:y2="18.905cm" draw:start-shape="id20" draw:start-glue-point="3" draw:end-shape="id21" draw:end-glue-point="3" svg:d="M26268 17511h-1751v1394h518" svg:viewBox="0 0 1752 1395">
            <text:p/>
          </draw:connector>
          <draw:connector draw:style-name="gr7" draw:text-style-name="P4" draw:layer="layout" svg:x1="25.037cm" svg:y1="16.195cm" svg:x2="24.479cm" svg:y2="16.19cm" draw:start-shape="id14" draw:start-glue-point="3" svg:d="M25037 16195h-529v-5h-29" svg:viewBox="0 0 559 6">
            <text:p/>
          </draw:connector>
        </draw:g>
        <draw:g>
          <draw:g xml:id="id5" draw:id="id5">
            <draw:frame draw:style-name="gr22" draw:text-style-name="P9" draw:layer="layout" svg:width="1.554cm" svg:height="0.607cm" svg:x="4.36cm" svg:y="11.128cm">
              <draw:text-box>
                <text:p text:style-name="P8">GPIO4</text:p>
              </draw:text-box>
            </draw:frame>
            <draw:frame draw:style-name="gr22" draw:text-style-name="P9" draw:layer="layout" svg:width="1.554cm" svg:height="0.607cm" svg:x="4.017cm" svg:y="8.561cm">
              <draw:text-box>
                <text:p text:style-name="P8">GPIO2</text:p>
              </draw:text-box>
            </draw:frame>
            <draw:g>
              <draw:custom-shape draw:style-name="gr16" draw:text-style-name="P1" draw:layer="layout" svg:width="2.3cm" svg:height="1.52cm" svg:x="3.209cm" svg:y="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" draw:layer="layout" svg:width="2.3cm" svg:height="1.52cm" svg:x="3.209cm" svg:y="6.6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7" draw:text-style-name="P7" draw:layer="layout" svg:width="1.56cm" svg:height="0.963cm" svg:x="4.365cm" svg:y="6.845cm">
                <draw:text-box>
                  <text:p><text:span text:style-name="T5">Датчик двери</text:span></text:p>
                </draw:text-box>
              </draw:frame>
              <draw:g>
                <draw:path draw:style-name="gr18" draw:text-style-name="P1" draw:layer="layout" svg:width="0.128cm" svg:height="0.128cm" svg:x="4.384cm" svg:y="7.69cm" svg:viewBox="0 0 129 129" svg:d="M64 0c37 0 65 28 65 64 0 37-28 65-65 65-36 0-64-28-64-65 0-36 28-64 64-64z">
                  <text:p/>
                </draw:path>
                <draw:polygon draw:style-name="gr19" draw:text-style-name="P1" draw:layer="layout" svg:width="0cm" svg:height="0cm" svg:x="4.384cm" svg:y="7.69cm" svg:viewBox="0 0 0 0" draw:points="0,0">
                  <text:p/>
                </draw:polygon>
                <draw:polygon draw:style-name="gr19" draw:text-style-name="P1" draw:layer="layout" svg:width="0cm" svg:height="0cm" svg:x="4.514cm" svg:y="7.82cm" svg:viewBox="0 0 0 0" draw:points="0,0">
                  <text:p/>
                </draw:polygon>
                <draw:path draw:style-name="gr20" draw:text-style-name="P1" draw:layer="layout" svg:width="0.128cm" svg:height="0.128cm" svg:x="3.8cm" svg:y="7.366cm" svg:viewBox="0 0 129 129" svg:d="M64 0c37 0 65 28 65 64 0 37-28 65-65 65-36 0-64-28-64-65 0-36 28-64 64-64z">
                  <text:p/>
                </draw:path>
                <draw:polygon draw:style-name="gr19" draw:text-style-name="P1" draw:layer="layout" svg:width="0cm" svg:height="0cm" svg:x="3.8cm" svg:y="7.366cm" svg:viewBox="0 0 0 0" draw:points="0,0">
                  <text:p/>
                </draw:polygon>
                <draw:polygon draw:style-name="gr19" draw:text-style-name="P1" draw:layer="layout" svg:width="0cm" svg:height="0cm" svg:x="3.93cm" svg:y="7.496cm" svg:viewBox="0 0 0 0" draw:points="0,0">
                  <text:p/>
                </draw:polygon>
                <draw:polygon draw:style-name="gr18" draw:text-style-name="P1" draw:layer="layout" svg:width="0.638cm" svg:height="0.239cm" svg:x="3.916cm" svg:y="7.212cm" svg:viewBox="0 0 639 240" draw:points="0,240 639,0">
                  <text:p/>
                </draw:polygon>
                <draw:polygon draw:style-name="gr18" draw:text-style-name="P1" draw:layer="layout" svg:width="0.583cm" svg:height="0cm" svg:x="3.216cm" svg:y="7.43cm" svg:viewBox="0 0 584 0" draw:points="0,0 584,0">
                  <text:p/>
                </draw:polygon>
                <draw:polygon draw:style-name="gr18" draw:text-style-name="P1" xml:id="id22" draw:id="id22" draw:layer="layout" svg:width="0.981cm" svg:height="0.025cm" svg:x="4.521cm" svg:y="7.75cm" svg:viewBox="0 0 982 26" draw:points="0,0 982,26">
                  <text:p/>
                </draw:polygon>
                <draw:line draw:style-name="gr21" draw:text-style-name="P1" xml:id="id23" draw:id="id23" draw:layer="layout" svg:x1="5.827cm" svg:y1="8.151cm" svg:x2="6.228cm" svg:y2="8.151cm">
                  <text:p/>
                </draw:line>
                <draw:connector draw:style-name="gr7" draw:text-style-name="P4" draw:layer="layout" draw:line-skew="-0.74cm" svg:x1="5.503cm" svg:y1="7.763cm" svg:x2="6.027cm" svg:y2="8.151cm" draw:start-shape="id22" draw:start-glue-point="1" draw:end-shape="id23" draw:end-glue-point="0" svg:d="M5503 7763h512v388h12" svg:viewBox="0 0 525 389">
                  <text:p/>
                </draw:connector>
                <draw:g>
                  <draw:path draw:style-name="gr18" draw:text-style-name="P1" draw:layer="layout" svg:width="0.128cm" svg:height="0.128cm" svg:x="4.384cm" svg:y="7.106cm" svg:viewBox="0 0 129 129" svg:d="M64 0c37 0 65 28 65 64 0 37-28 65-65 65-36 0-64-28-64-65 0-36 28-64 64-64z">
                    <text:p/>
                  </draw:path>
                  <draw:polygon draw:style-name="gr19" draw:text-style-name="P1" draw:layer="layout" svg:width="0cm" svg:height="0cm" svg:x="4.384cm" svg:y="7.106cm" svg:viewBox="0 0 0 0" draw:points="0,0">
                    <text:p/>
                  </draw:polygon>
                  <draw:polygon draw:style-name="gr19" draw:text-style-name="P1" draw:layer="layout" svg:width="0cm" svg:height="0cm" svg:x="4.514cm" svg:y="7.236cm" svg:viewBox="0 0 0 0" draw:points="0,0">
                    <text:p/>
                  </draw:polygon>
                  <draw:polygon draw:style-name="gr18" draw:text-style-name="P1" draw:layer="layout" svg:width="0cm" svg:height="0.96cm" svg:x="4.448cm" svg:y="6.145cm" svg:viewBox="0 0 0 961" draw:points="0,961 0,0">
                    <draw:glue-point draw:id="4" svg:x="-180cm" svg:y="-5cm"/>
                    <text:p/>
                  </draw:polygon>
                  <draw:frame draw:style-name="gr22" draw:text-style-name="P9" draw:layer="layout" svg:width="1.092cm" svg:height="0.607cm" svg:x="4.351cm" svg:y="6.052cm">
                    <draw:text-box>
                      <text:p text:style-name="P8">Vcc</text:p>
                    </draw:text-box>
                  </draw:frame>
                </draw:g>
              </draw:g>
            </draw:g>
            <draw:g>
              <draw:custom-shape draw:style-name="gr16" draw:text-style-name="P1" draw:layer="layout" svg:width="2.3cm" svg:height="1.52cm" svg:x="3.137cm" svg:y="11.6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" draw:layer="layout" svg:width="2.3cm" svg:height="1.52cm" svg:x="3.137cm" svg:y="11.6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7" draw:text-style-name="P7" draw:layer="layout" svg:width="1.56cm" svg:height="0.963cm" svg:x="3.017cm" svg:y="11.512cm">
                <draw:text-box>
                  <text:p><text:span text:style-name="T5">Датчик двери</text:span></text:p>
                </draw:text-box>
              </draw:frame>
              <draw:g>
                <draw:path draw:style-name="gr18" draw:text-style-name="P1" draw:layer="layout" svg:width="0.128cm" svg:height="0.128cm" svg:x="4.312cm" svg:y="12.669cm" svg:viewBox="0 0 129 129" svg:d="M64 0c37 0 65 28 65 64 0 37-28 65-65 65-36 0-64-28-64-65 0-36 28-64 64-64z">
                  <text:p/>
                </draw:path>
                <draw:polygon draw:style-name="gr19" draw:text-style-name="P1" draw:layer="layout" svg:width="0cm" svg:height="0cm" svg:x="4.312cm" svg:y="12.669cm" svg:viewBox="0 0 0 0" draw:points="0,0">
                  <text:p/>
                </draw:polygon>
                <draw:polygon draw:style-name="gr19" draw:text-style-name="P1" draw:layer="layout" svg:width="0cm" svg:height="0cm" svg:x="4.442cm" svg:y="12.799cm" svg:viewBox="0 0 0 0" draw:points="0,0">
                  <text:p/>
                </draw:polygon>
                <draw:path draw:style-name="gr20" draw:text-style-name="P1" draw:layer="layout" svg:width="0.128cm" svg:height="0.128cm" svg:x="3.728cm" svg:y="12.345cm" svg:viewBox="0 0 129 129" svg:d="M64 0c37 0 65 28 65 64 0 37-28 65-65 65-36 0-64-28-64-65 0-36 28-64 64-64z">
                  <text:p/>
                </draw:path>
                <draw:polygon draw:style-name="gr19" draw:text-style-name="P1" draw:layer="layout" svg:width="0cm" svg:height="0cm" svg:x="3.728cm" svg:y="12.345cm" svg:viewBox="0 0 0 0" draw:points="0,0">
                  <text:p/>
                </draw:polygon>
                <draw:polygon draw:style-name="gr19" draw:text-style-name="P1" draw:layer="layout" svg:width="0cm" svg:height="0cm" svg:x="3.858cm" svg:y="12.475cm" svg:viewBox="0 0 0 0" draw:points="0,0">
                  <text:p/>
                </draw:polygon>
                <draw:polygon draw:style-name="gr18" draw:text-style-name="P1" draw:layer="layout" svg:width="0.594cm" svg:height="0.212cm" svg:x="3.844cm" svg:y="12.218cm" svg:viewBox="0 0 595 213" draw:points="0,213 595,0">
                  <text:p/>
                </draw:polygon>
                <draw:polygon draw:style-name="gr18" draw:text-style-name="P1" draw:layer="layout" svg:width="0.583cm" svg:height="0cm" svg:x="3.144cm" svg:y="12.409cm" svg:viewBox="0 0 584 0" draw:points="0,0 584,0">
                  <text:p/>
                </draw:polygon>
                <draw:polygon draw:style-name="gr18" draw:text-style-name="P1" xml:id="id24" draw:id="id24" draw:layer="layout" svg:width="0.981cm" svg:height="0.025cm" svg:x="4.449cm" svg:y="12.729cm" svg:viewBox="0 0 982 26" draw:points="0,0 982,26">
                  <text:p/>
                </draw:polygon>
                <draw:line draw:style-name="gr21" draw:text-style-name="P1" xml:id="id25" draw:id="id25" draw:layer="layout" svg:x1="5.755cm" svg:y1="13.13cm" svg:x2="6.156cm" svg:y2="13.13cm">
                  <text:p/>
                </draw:line>
                <draw:connector draw:style-name="gr7" draw:text-style-name="P4" draw:layer="layout" draw:line-skew="-0.74cm" svg:x1="5.431cm" svg:y1="12.742cm" svg:x2="5.955cm" svg:y2="13.13cm" draw:start-shape="id24" draw:start-glue-point="1" draw:end-shape="id25" draw:end-glue-point="0" svg:d="M5431 12742h512v388h12" svg:viewBox="0 0 525 389">
                  <text:p/>
                </draw:connector>
                <draw:g>
                  <draw:g>
                    <draw:g>
                      <draw:path draw:style-name="gr18" draw:text-style-name="P1" draw:layer="layout" svg:width="0.128cm" svg:height="0.128cm" svg:x="4.312cm" svg:y="12.085cm" svg:viewBox="0 0 129 129" svg:d="M64 0c37 0 65 28 65 64 0 37-28 65-65 65-36 0-64-28-64-65 0-36 28-64 64-64z">
                        <text:p/>
                      </draw:path>
                      <draw:polygon draw:style-name="gr19" draw:text-style-name="P1" draw:layer="layout" svg:width="0cm" svg:height="0cm" svg:x="4.312cm" svg:y="12.085cm" svg:viewBox="0 0 0 0" draw:points="0,0">
                        <text:p/>
                      </draw:polygon>
                      <draw:polygon draw:style-name="gr19" draw:text-style-name="P1" draw:layer="layout" svg:width="0cm" svg:height="0cm" svg:x="4.442cm" svg:y="12.215cm" svg:viewBox="0 0 0 0" draw:points="0,0">
                        <text:p/>
                      </draw:polygon>
                      <draw:polygon draw:style-name="gr18" draw:text-style-name="P1" draw:layer="layout" svg:width="1.51cm" svg:height="0cm" svg:x="4.43cm" svg:y="12.145cm" svg:viewBox="0 0 1511 0" draw:points="0,0 1511,0">
                        <draw:glue-point draw:id="4" svg:x="-180cm" svg:y="-5cm"/>
                        <text:p/>
                      </draw:polygon>
                      <draw:frame draw:style-name="gr22" draw:text-style-name="P9" draw:layer="layout" svg:width="1.092cm" svg:height="0.607cm" svg:x="5.298cm" svg:y="11.647cm">
                        <draw:text-box>
                          <text:p text:style-name="P8">Vcc</text:p>
                        </draw:text-box>
                      </draw:frame>
                    </draw:g>
                  </draw:g>
                </draw:g>
              </draw:g>
            </draw:g>
          </draw:g>
          <draw:frame draw:style-name="gr23" draw:text-style-name="P11" draw:layer="layout" svg:width="3.617cm" svg:height="1.207cm" svg:x="7.659cm" svg:y="9.363cm">
            <draw:text-box>
              <text:p text:style-name="P10"><text:span text:style-name="T3">Датчик холла</text:span></text:p>
            </draw:text-box>
          </draw:frame>
          <draw:line draw:style-name="gr9" draw:text-style-name="P4" draw:layer="layout" svg:x1="8.319cm" svg:y1="9.747cm" svg:x2="5.535cm" svg:y2="8.604cm">
            <text:p/>
          </draw:line>
          <draw:line draw:style-name="gr9" draw:text-style-name="P4" draw:layer="layout" svg:x1="8.387cm" svg:y1="9.842cm" svg:x2="5.701cm" svg:y2="11.642cm">
            <text:p/>
          </draw:line>
          <draw:polyline draw:style-name="gr3" draw:text-style-name="P1" draw:layer="layout" svg:width="0.832cm" svg:height="0.026cm" draw:transform="rotate (-1.5707963267949) translate (3.81cm 8.189cm)" svg:viewBox="0 0 833 27" draw:points="0,27 833,27 806,0">
            <text:p/>
          </draw:polyline>
        </draw:g>
        <draw:line draw:style-name="gr3" draw:text-style-name="P1" draw:layer="layout" svg:x1="3.889cm" svg:y1="11.641cm" svg:x2="3.889cm" svg:y2="11.0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0:55:07.014960354</meta:creation-date>
    <dc:date>2016-07-25T11:48:39.326966208</dc:date>
    <meta:editing-duration>PT28M20S</meta:editing-duration>
    <meta:editing-cycles>4</meta:editing-cycles>
    <meta:generator>LibreOffice/5.1.1.2$Linux_X86_64 LibreOffice_project/10m0$Build-2</meta:generator>
    <meta:document-statistic meta:object-count="142"/>
  </office:meta>
</office:document-meta>
</file>